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3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3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4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5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6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1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2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0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6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6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69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1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3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3.51895833333333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59">
            <text:p>違章建築拆除案件</text:p>
          </table:table-cell>
          <table:covered-table-cell table:number-columns-repeated="9"/>
          <table:table-cell table:number-columns-spanned="8" table:number-rows-spanned="1" table:style-name="ce61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66">
            <text:p>中華民國104年06月</text:p>
          </table:table-cell>
          <table:covered-table-cell table:number-columns-repeated="9"/>
          <table:table-cell office:value-type="string" table:number-columns-spanned="8" table:number-rows-spanned="1" table:style-name="ce64">
            <text:p><text:s text:c="8"/>June <text:s text:c="3"/>- 2015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63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62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72">
            <text:p>地　<text:span text:style-name="T2"><text:s/></text:span>區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73">
            <text:p>總計</text:p>
          </table:table-cell>
          <table:covered-table-cell/>
          <table:table-cell office:value-type="string" table:number-columns-spanned="3" table:number-rows-spanned="2" table:style-name="ce67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1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68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37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38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69">
            <text:p>本</text:p>
            <text:p>月</text:p>
            <text:p>查</text:p>
            <text:p>報</text:p>
            <text:p>數</text:p>
          </table:table-cell>
          <table:table-cell office:value-type="string" table:number-columns-spanned="2" table:number-rows-spanned="1" table:style-name="ce70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4">
            <text:p>至本月底</text:p>
            <text:p>尚未拆除總數</text:p>
          </table:table-cell>
          <table:table-cell office:value-type="string" table:number-columns-spanned="1" table:number-rows-spanned="2" table:style-name="ce69">
            <text:p>本月拆除總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covered-table-cell/>
          <table:table-cell office:value-type="string" table:number-columns-spanned="1" table:number-rows-spanned="2" table:style-name="ce69">
            <text:p>本月尚未</text:p>
            <text:p>拆除數</text:p>
          </table:table-cell>
          <table:table-cell office:value-type="string" table:number-columns-spanned="1" table:number-rows-spanned="2" table:style-name="ce76">
            <text:p>本月</text:p>
            <text:p>拆除數</text:p>
          </table:table-cell>
          <table:table-cell office:value-type="string" table:number-columns-spanned="1" table:number-rows-spanned="2" table:style-name="ce78">
            <text:p>本年度累計至本月底</text:p>
            <text:p>移送法辦數</text:p>
          </table:table-cell>
          <table:table-cell office:value-type="string" table:number-columns-spanned="1" table:number-rows-spanned="2" table:style-name="ce77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31409" table:style-name="ce11">
            <text:p><text:s/>631,409<text:s/></text:p>
          </table:table-cell>
          <table:table-cell office:value-type="float" office:value="2233" table:style-name="ce12">
            <text:p><text:s/>2,233<text:s/></text:p>
          </table:table-cell>
          <table:table-cell office:value-type="float" office:value="37004" table:style-name="ce12">
            <text:p><text:s/>37,00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576148" table:style-name="ce12">
            <text:p><text:s/>576,14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13" table:style-name="ce12">
            <text:p><text:s/>813<text:s/></text:p>
          </table:table-cell>
          <table:table-cell office:value-type="float" office:value="14829" table:style-name="ce12">
            <text:p><text:s/>14,829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580" table:style-name="ce12">
            <text:p><text:s/>580<text:s/></text:p>
          </table:table-cell>
          <table:table-cell office:value-type="float" office:value="4258" table:style-name="ce12">
            <text:p><text:s/>4,258<text:s/></text:p>
          </table:table-cell>
          <table:table-cell office:value-type="float" office:value="3428" table:style-name="ce12">
            <text:p><text:s/>3,428<text:s/></text:p>
          </table:table-cell>
          <table:table-cell office:value-type="float" office:value="830" table:style-name="ce12">
            <text:p><text:s/>830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6" table:style-name="ce12">
            <text:p><text:s/>6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199589" table:style-name="ce11">
            <text:p><text:s/>199,589<text:s/></text:p>
          </table:table-cell>
          <table:table-cell office:value-type="float" office:value="914" table:style-name="ce12">
            <text:p><text:s/>91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2268" table:style-name="ce12">
            <text:p><text:s/>192,26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56" table:style-name="ce12">
            <text:p><text:s/>656<text:s/></text:p>
          </table:table-cell>
          <table:table-cell office:value-type="float" office:value="6386" table:style-name="ce12">
            <text:p><text:s/>6,38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83" table:style-name="ce12">
            <text:p><text:s/>183<text:s/></text:p>
          </table:table-cell>
          <table:table-cell office:value-type="float" office:value="1010" table:style-name="ce12">
            <text:p><text:s/>1,010<text:s/></text:p>
          </table:table-cell>
          <table:table-cell office:value-type="float" office:value="935" table:style-name="ce12">
            <text:p><text:s/>935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4363" table:style-name="ce11">
            <text:p><text:s/>84,363<text:s/></text:p>
          </table:table-cell>
          <table:table-cell office:value-type="float" office:value="340" table:style-name="ce12">
            <text:p><text:s/>340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6199" table:style-name="ce12">
            <text:p><text:s/>76,19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1" table:style-name="ce12">
            <text:p><text:s/>111<text:s/></text:p>
          </table:table-cell>
          <table:table-cell office:value-type="float" office:value="1129" table:style-name="ce12">
            <text:p><text:s/>1,12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64" table:style-name="ce12">
            <text:p><text:s/>164<text:s/></text:p>
          </table:table-cell>
          <table:table-cell office:value-type="float" office:value="538" table:style-name="ce12">
            <text:p><text:s/>538<text:s/></text:p>
          </table:table-cell>
          <table:table-cell office:value-type="float" office:value="473" table:style-name="ce12">
            <text:p><text:s/>473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48707" table:style-name="ce11">
            <text:p><text:s/>48,707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5173" table:style-name="ce12">
            <text:p><text:s/>45,17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154" table:style-name="ce12">
            <text:p><text:s/>2,15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646" table:style-name="ce12">
            <text:p><text:s/>646<text:s/></text:p>
          </table:table-cell>
          <table:table-cell office:value-type="float" office:value="646" table:style-name="ce12">
            <text:p><text:s/>64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2" table:style-name="ce12">
            <text:p><text:s/>2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63332" table:style-name="ce11">
            <text:p><text:s/>63,332<text:s/></text:p>
          </table:table-cell>
          <table:table-cell office:value-type="float" office:value="265" table:style-name="ce12">
            <text:p><text:s/>265<text:s/></text:p>
          </table:table-cell>
          <table:table-cell office:value-type="float" office:value="14563" table:style-name="ce12">
            <text:p><text:s/>14,56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47488" table:style-name="ce12">
            <text:p><text:s/>47,48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020" table:style-name="ce12">
            <text:p><text:s/>1,02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432" table:style-name="ce12">
            <text:p><text:s/>432<text:s/></text:p>
          </table:table-cell>
          <table:table-cell office:value-type="float" office:value="261" table:style-name="ce12">
            <text:p><text:s/>261<text:s/></text:p>
          </table:table-cell>
          <table:table-cell office:value-type="float" office:value="171" table:style-name="ce12">
            <text:p><text:s/>17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4382" table:style-name="ce11">
            <text:p><text:s/>24,382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419" table:style-name="ce12">
            <text:p><text:s/>19,41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1139" table:style-name="ce12">
            <text:p><text:s/>1,13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215" table:style-name="ce12">
            <text:p><text:s/>215<text:s/></text:p>
          </table:table-cell>
          <table:table-cell office:value-type="float" office:value="215" table:style-name="ce12">
            <text:p><text:s/>21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1066" table:style-name="ce11">
            <text:p><text:s/>121,066<text:s/></text:p>
          </table:table-cell>
          <table:table-cell office:value-type="float" office:value="519" table:style-name="ce12">
            <text:p><text:s/>519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9285" table:style-name="ce12">
            <text:p><text:s/>119,28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1236" table:style-name="ce12">
            <text:p><text:s/>1,23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821" table:style-name="ce12">
            <text:p><text:s/>821<text:s/></text:p>
          </table:table-cell>
          <table:table-cell office:value-type="float" office:value="376" table:style-name="ce12">
            <text:p><text:s/>376<text:s/></text:p>
          </table:table-cell>
          <table:table-cell office:value-type="float" office:value="445" table:style-name="ce12">
            <text:p><text:s/>44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86864" table:style-name="ce11">
            <text:p><text:s/>86,864<text:s/></text:p>
          </table:table-cell>
          <table:table-cell office:value-type="float" office:value="128" table:style-name="ce12">
            <text:p><text:s/>128<text:s/></text:p>
          </table:table-cell>
          <table:table-cell office:value-type="float" office:value="10886" table:style-name="ce12">
            <text:p><text:s/>10,88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3787" table:style-name="ce12">
            <text:p><text:s/>73,78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1687" table:style-name="ce12">
            <text:p><text:s/>1,687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578" table:style-name="ce12">
            <text:p><text:s/>578<text:s/></text:p>
          </table:table-cell>
          <table:table-cell office:value-type="float" office:value="504" table:style-name="ce12">
            <text:p><text:s/>504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2">
            <text:p><text:s/>2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2956" table:style-name="ce13">
            <text:p><text:s/>2,956<text:s/></text:p>
          </table:table-cell>
          <table:table-cell office:value-type="float" office:value="43" table:style-name="ce14">
            <text:p><text:s/>43<text:s/></text:p>
          </table:table-cell>
          <table:table-cell office:value-type="float" office:value="1651" table:style-name="ce14">
            <text:p><text:s/>1,65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74" table:style-name="ce14">
            <text:p><text:s/>1,17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0" table:style-name="ce14">
            <text:p><text:s/>5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5" table:style-name="ce14">
            <text:p><text:s/>35<text:s/></text:p>
          </table:table-cell>
          <table:table-cell office:value-type="float" office:value="89" table:style-name="ce14">
            <text:p><text:s/>89<text:s/></text:p>
          </table:table-cell>
          <table:table-cell office:value-type="float" office:value="81" table:style-name="ce14">
            <text:p><text:s/>81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6165" table:style-name="ce13">
            <text:p><text:s/>6,16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08" table:style-name="ce14">
            <text:p><text:s/>1,10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722" table:style-name="ce14">
            <text:p><text:s/>4,72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1" table:style-name="ce14">
            <text:p><text:s/>26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4" table:style-name="ce14">
            <text:p><text:s/>74<text:s/></text:p>
          </table:table-cell>
          <table:table-cell office:value-type="float" office:value="74" table:style-name="ce14">
            <text:p><text:s/>7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510" table:style-name="ce13">
            <text:p><text:s/>2,510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81" table:style-name="ce14">
            <text:p><text:s/>2,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22" table:style-name="ce14">
            <text:p><text:s/>2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7298" table:style-name="ce13">
            <text:p><text:s/>7,298<text:s/>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239" table:style-name="ce14">
            <text:p><text:s/>23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950" table:style-name="ce14">
            <text:p><text:s/>6,95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82" table:style-name="ce14">
            <text:p><text:s/>82<text:s/>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1" table:style-name="ce14">
            <text:p><text:s/>31<text:s/></text:p>
          </table:table-cell>
          <table:table-cell office:value-type="float" office:value="27" table:style-name="ce14">
            <text:p><text:s/>27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033" table:style-name="ce13">
            <text:p><text:s/>2,03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6" table:style-name="ce14">
            <text:p><text:s/>10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878" table:style-name="ce14">
            <text:p><text:s/>1,87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8" table:style-name="ce14">
            <text:p><text:s/>3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" table:style-name="ce14">
            <text:p><text:s/>11<text:s/></text:p>
          </table:table-cell>
          <table:table-cell office:value-type="float" office:value="11" table:style-name="ce14">
            <text:p><text:s/>1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" table:style-name="ce14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2722" table:style-name="ce13">
            <text:p><text:s/>2,722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2117" table:style-name="ce14">
            <text:p><text:s/>2,11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04" table:style-name="ce14">
            <text:p><text:s/>50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2" table:style-name="ce14">
            <text:p><text:s/>8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" table:style-name="ce14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312" table:style-name="ce13">
            <text:p><text:s/>3,31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57" table:style-name="ce14">
            <text:p><text:s/>35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99" table:style-name="ce14">
            <text:p><text:s/>2,69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14" table:style-name="ce14">
            <text:p><text:s/>21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2" table:style-name="ce14">
            <text:p><text:s/>42<text:s/></text:p>
          </table:table-cell>
          <table:table-cell office:value-type="float" office:value="42" table:style-name="ce14">
            <text:p><text:s/>4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3487" table:style-name="ce13">
            <text:p><text:s/>13,487<text:s/></text:p>
          </table:table-cell>
          <table:table-cell office:value-type="float" office:value="32" table:style-name="ce14">
            <text:p><text:s/>32<text:s/></text:p>
          </table:table-cell>
          <table:table-cell office:value-type="float" office:value="855" table:style-name="ce14">
            <text:p><text:s/>8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300" table:style-name="ce14">
            <text:p><text:s/>12,30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258" table:style-name="ce14">
            <text:p><text:s/>258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101" table:style-name="ce14">
            <text:p><text:s/>101<text:s/></text:p>
          </table:table-cell>
          <table:table-cell office:value-type="float" office:value="74" table:style-name="ce14">
            <text:p><text:s/>74<text:s/></text:p>
          </table:table-cell>
          <table:table-cell office:value-type="float" office:value="27" table:style-name="ce14">
            <text:p><text:s/>2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958" table:style-name="ce13">
            <text:p><text:s/>958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36" table:style-name="ce14">
            <text:p><text:s/>83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3" table:style-name="ce14">
            <text:p><text:s/>9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6" table:style-name="ce14">
            <text:p><text:s/>36<text:s/></text:p>
          </table:table-cell>
          <table:table-cell office:value-type="float" office:value="29" table:style-name="ce14">
            <text:p><text:s/>29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781" table:style-name="ce13">
            <text:p><text:s/>2,781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40" table:style-name="ce14">
            <text:p><text:s/>2,74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9" table:style-name="ce14">
            <text:p><text:s/>2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12" table:style-name="ce14">
            <text:p><text:s/>12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8" table:style-name="ce13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7820" table:style-name="ce13">
            <text:p><text:s/>17,820<text:s/></text:p>
          </table:table-cell>
          <table:table-cell office:value-type="float" office:value="22" table:style-name="ce14">
            <text:p><text:s/>22<text:s/></text:p>
          </table:table-cell>
          <table:table-cell office:value-type="float" office:value="932" table:style-name="ce14">
            <text:p><text:s/>9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6802" table:style-name="ce14">
            <text:p><text:s/>16,80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66" table:style-name="ce14">
            <text:p><text:s/>6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40" table:style-name="ce14">
            <text:p><text:s/>40<text:s/>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8488" table:style-name="ce13">
            <text:p><text:s/>8,48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947" table:style-name="ce14">
            <text:p><text:s/>7,94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62" table:style-name="ce14">
            <text:p><text:s/>46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9" table:style-name="ce14">
            <text:p><text:s/>79<text:s/></text:p>
          </table:table-cell>
          <table:table-cell office:value-type="float" office:value="79" table:style-name="ce14">
            <text:p><text:s/>7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326" table:style-name="ce13">
            <text:p><text:s/>16,32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521" table:style-name="ce14">
            <text:p><text:s/>3,5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749" table:style-name="ce14">
            <text:p><text:s/>12,74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" table:style-name="ce14">
            <text:p><text:s/>26<text:s/></text:p>
          </table:table-cell>
          <table:table-cell office:value-type="float" office:value="26" table:style-name="ce14">
            <text:p><text:s/>2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106" table:style-name="ce11">
            <text:p><text:s/>3,10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529" table:style-name="ce12">
            <text:p><text:s/>2,52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541" table:style-name="ce13">
            <text:p><text:s/>2,541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53" table:style-name="ce14">
            <text:p><text:s/>2,45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3" table:style-name="ce14">
            <text:p><text:s/>7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5" table:style-name="ce14">
            <text:p><text:s/>15<text:s/></text:p>
          </table:table-cell>
          <table:table-cell office:value-type="float" office:value="15" table:style-name="ce14">
            <text:p><text:s/>1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65" table:style-name="ce13">
            <text:p><text:s/>56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6" table:style-name="ce14">
            <text:p><text:s/>7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table:style-name="ce6"/>
          <table:table-cell table:style-name="ce7"/>
          <table:table-cell table:style-name="ce11"/>
          <table:table-cell table:number-columns-repeated="15" table:style-name="ce12"/>
          <table:table-cell table:number-columns-repeated="16366" table:style-name="ce5"/>
        </table:table-row>
        <table:table-row table:number-rows-repeated="2" table:style-name="ro5">
          <table:table-cell table:style-name="ce9"/>
          <table:table-cell table:style-name="ce8"/>
          <table:table-cell table:style-name="ce13"/>
          <table:table-cell table:number-columns-repeated="15" table:style-name="ce14"/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2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29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省、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ohome</meta:initial-creator>
    <dc:creator>cpa</dc:creator>
    <meta:creation-date>2003-10-23T06:49:28Z</meta:creation-date>
    <dc:date>2015-08-07T07:40:25Z</dc:date>
    <meta:print-date>2013-12-12T03:50:57Z</meta:print-date>
  </office:meta>
</office:document-meta>
</file>